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/>
    </style:style>
    <style:style style:name="P2" style:family="paragraph" style:parent-style-name="Standard">
      <style:paragraph-properties fo:text-align="end" style:justify-single-word="false"/>
      <style:text-properties style:font-name="Ubuntu"/>
    </style:style>
    <style:style style:name="P3" style:family="paragraph" style:parent-style-name="Standard">
      <style:paragraph-properties fo:text-align="center" style:justify-single-word="false"/>
      <style:text-properties style:font-name="Ubuntu" fo:font-weight="bold" style:font-weight-asian="bold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Ubuntu"/>
    </style:style>
    <style:style style:name="P5" style:family="paragraph" style:parent-style-name="Standard">
      <style:paragraph-properties fo:line-height="150%" fo:text-align="end" style:justify-single-word="false"/>
      <style:text-properties style:font-name="Ubuntu" officeooo:rsid="00100cd2" officeooo:paragraph-rsid="00100cd2"/>
    </style:style>
    <style:style style:name="P6" style:family="paragraph" style:parent-style-name="Standard">
      <style:paragraph-properties fo:line-height="200%" fo:text-align="start" style:justify-single-word="false"/>
      <style:text-properties style:font-name="Ubuntu" officeooo:rsid="00100cd2" officeooo:paragraph-rsid="00100cd2"/>
    </style:style>
    <style:style style:name="P7" style:family="paragraph" style:parent-style-name="Standard">
      <style:paragraph-properties fo:line-height="150%" fo:text-align="start" style:justify-single-word="false"/>
      <style:text-properties style:font-name="Ubuntu" officeooo:rsid="00162691" officeooo:paragraph-rsid="00162691"/>
    </style:style>
    <style:style style:name="P8" style:family="paragraph" style:parent-style-name="Standard">
      <style:paragraph-properties fo:line-height="150%" fo:text-align="start" style:justify-single-word="false"/>
      <style:text-properties officeooo:paragraph-rsid="001487a5"/>
    </style:style>
    <style:style style:name="P9" style:family="paragraph" style:parent-style-name="Standard">
      <style:paragraph-properties fo:line-height="150%" fo:text-align="start" style:justify-single-word="false"/>
      <style:text-properties officeooo:paragraph-rsid="001488a6"/>
    </style:style>
    <style:style style:name="P10" style:family="paragraph" style:parent-style-name="Standard">
      <style:paragraph-properties fo:line-height="150%" fo:text-align="start" style:justify-single-word="false"/>
      <style:text-properties officeooo:paragraph-rsid="00162691"/>
    </style:style>
    <style:style style:name="P11" style:family="paragraph" style:parent-style-name="Standard">
      <style:paragraph-properties fo:line-height="150%" fo:text-align="end" style:justify-single-word="false"/>
      <style:text-properties officeooo:rsid="001488a6" officeooo:paragraph-rsid="001488a6"/>
    </style:style>
    <style:style style:name="P12" style:family="paragraph" style:parent-style-name="Standard">
      <style:paragraph-properties fo:line-height="150%" fo:text-align="start" style:justify-single-word="false"/>
      <style:text-properties officeooo:rsid="001488a6" officeooo:paragraph-rsid="001488a6"/>
    </style:style>
    <style:style style:name="P13" style:family="paragraph" style:parent-style-name="Standard">
      <style:paragraph-properties fo:line-height="150%" fo:text-align="start" style:justify-single-word="false"/>
      <style:text-properties officeooo:rsid="00162691" officeooo:paragraph-rsid="00162691"/>
    </style:style>
    <style:style style:name="P14" style:family="paragraph" style:parent-style-name="Standard">
      <style:paragraph-properties fo:line-height="200%" fo:text-align="start" style:justify-single-word="false"/>
      <style:text-properties officeooo:paragraph-rsid="001487a5"/>
    </style:style>
    <style:style style:name="T1" style:family="text">
      <style:text-properties officeooo:rsid="00100cd2"/>
    </style:style>
    <style:style style:name="T2" style:family="text">
      <style:text-properties officeooo:rsid="0010b23c"/>
    </style:style>
    <style:style style:name="T3" style:family="text">
      <style:text-properties officeooo:rsid="0011d2ec"/>
    </style:style>
    <style:style style:name="T4" style:family="text">
      <style:text-properties officeooo:rsid="00126ce8"/>
    </style:style>
    <style:style style:name="T5" style:family="text">
      <style:text-properties style:font-name="Ubuntu"/>
    </style:style>
    <style:style style:name="T6" style:family="text">
      <style:text-properties style:font-name="Ubuntu" officeooo:rsid="00100cd2"/>
    </style:style>
    <style:style style:name="T7" style:family="text">
      <style:text-properties style:font-name="Ubuntu" officeooo:rsid="00126ce8"/>
    </style:style>
    <style:style style:name="T8" style:family="text">
      <style:text-properties style:font-name="Ubuntu" officeooo:rsid="0013dfb5"/>
    </style:style>
    <style:style style:name="T9" style:family="text">
      <style:text-properties style:font-name="Ubuntu" officeooo:rsid="001487a5"/>
    </style:style>
    <style:style style:name="T10" style:family="text">
      <style:text-properties style:font-name="Ubuntu" officeooo:rsid="001488a6"/>
    </style:style>
    <style:style style:name="T11" style:family="text">
      <style:text-properties style:font-name="Ubuntu" fo:font-style="italic" style:font-style-asian="italic" style:font-style-complex="italic"/>
    </style:style>
    <style:style style:name="T12" style:family="text">
      <style:text-properties style:font-name="Ubuntu" fo:font-style="normal" style:font-style-asian="normal" style:font-style-complex="normal"/>
    </style:style>
    <style:style style:name="T13" style:family="text">
      <style:text-properties style:font-name="Ubuntu" fo:font-style="normal" officeooo:rsid="001488a6" style:font-style-asian="normal" style:font-style-complex="normal"/>
    </style:style>
    <style:style style:name="T14" style:family="text">
      <style:text-properties style:font-name="Ubuntu" fo:font-style="normal" officeooo:rsid="00162691" style:font-style-asian="normal" style:font-style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Discussion Board <text:span text:style-name="T1">2</text:span>.1 – <text:span text:style-name="T1">NPM Packages</text:span></text:p>
      <text:p text:style-name="P1"/>
      <text:p text:style-name="P1"/>
      <text:p text:style-name="P1"/>
      <text:p text:style-name="P1"/>
      <text:p text:style-name="P1"/>
      <text:p text:style-name="P4">Eric McCool</text:p>
      <text:p text:style-name="P4">Bellevue University - College of Science and Technology</text:p>
      <text:p text:style-name="P4">Web340-339A Node.js</text:p>
      <text:p text:style-name="P4">Professor Krasso</text:p>
      <text:p text:style-name="P4">January <text:span text:style-name="T1">12</text:span>, 2023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2</text:p>
      <text:p text:style-name="P6"><text:tab/>This week we look at npm packages and the sheer quantity of them. Find three favorite or interesting packages and describe them. <text:span text:style-name="T4">I am using the search bar at npmjs.com. </text:span></text:p>
      <text:p text:style-name="P6"><text:tab/>During a search of packages, I looked for ‘random’ since it is a popular package. Just about every game uses a random package of some sort. Random can also be used in testing. There are 11,158 packages. <text:span text:style-name="T2">The package ‘random’ is appealing because it is easy to install and use, allowing for random number generation </text:span><text:span text:style-name="T3">for the masses</text:span><text:span text:style-name="T2">.</text:span></text:p>
      <text:p text:style-name="P6"><text:tab/><text:span text:style-name="T2">I also looked up ‘graph’ because graphs are widely used in data science. And because graphs are fun! Here, there are 21,511 packages found. The package ‘highcharts’ is a JavaScript charting framework. </text:span><text:span text:style-name="T3">Graphing is widely used in a business environment </text:span><text:span text:style-name="T4">and with that environment becoming dependent on web apps, then having access to graphing tools in a JavaScript environment becomes very useful.</text:span></text:p>
      <text:p text:style-name="P14"><text:span text:style-name="T6"><text:tab/></text:span><text:span text:style-name="T7">Lastly, I searched for ‘pop-up window’ </text:span><text:span text:style-name="T9">with the popularity radio button selected </text:span><text:span text:style-name="T7">and found an interesting </text:span><text:span text:style-name="T8">package</text:span><text:span text:style-name="T7">. </text:span><text:span text:style-name="T9">I am surprised there are only 24 packages here. </text:span><text:span text:style-name="T8">It is called ‘disable-body-scroll’. </text:span><text:span text:style-name="T7"><text:s/></text:span><text:span text:style-name="T9">What this package does is “d</text:span><text:span text:style-name="T5">isable the scrolling of the content of the body when the content of the pop-up window is scrolled” </text:span><text:span text:style-name="T9">(lucy2, 2022). I am sure this is a great design tool. I noticed most of the packages supported Angular. This package supports Vue. </text:span></text:p>
      <text:p text:style-name="P14"><text:span text:style-name="T9"><text:tab/>Knowing that there are all of these packages to choose from, for apparently any topic, and available for different front-end environments, shows the power of npm. I also enjoy that it is open-source. </text:span><text:span text:style-name="T10">The code base is there. Now we can change it to fit what we are trying to accomplish, if we have to. Because it’s open-source. Yay, open-source!</text:span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11"><text:soft-page-break/><text:span text:style-name="T5">3</text:span></text:p>
      <text:p text:style-name="P12"><text:span text:style-name="T5">References</text:span></text:p>
      <text:p text:style-name="P12"><text:span text:style-name="T5">Bathaei, M., 2022. </text:span><text:span text:style-name="T11">“jb-modal.” </text:span><text:span text:style-name="T12">npmjs.com 2023. </text:span></text:p>
      <text:p text:style-name="P9"><text:span text:style-name="T13"><text:tab/></text:span><text:a xlink:type="simple" xlink:href="https://www.npmjs.com/package/jb-modal?activeTab=explore" text:style-name="Internet_20_link" text:visited-style-name="Visited_20_Internet_20_Link"><text:span text:style-name="T13">https://www.npmjs.com/package/jb-modal?activeTab=explore</text:span></text:a></text:p>
      <text:p text:style-name="P7">Torsteinhonsi, cvasseng, blacklabel, 2022. <text:span text:style-name="T15">“highcharts”</text:span><text:span text:style-name="T16"> npmjs.com 2023.</text:span></text:p>
      <text:p text:style-name="P10"><text:span text:style-name="T14"><text:tab/></text:span><text:a xlink:type="simple" xlink:href="https://www.npmjs.com/package/highcharts?activeTab=readme" text:style-name="Internet_20_link" text:visited-style-name="Visited_20_Internet_20_Link"><text:span text:style-name="T14">https://www.npmjs.com/package/highcharts?activeTab=readme</text:span></text:a></text:p>
      <text:p text:style-name="P13"><text:span text:style-name="T12">Fisch0920, 2022. </text:span><text:span text:style-name="T11">“random.”</text:span><text:span text:style-name="T12"> <text:s/>nmpjs.com 2023. </text:span></text:p>
      <text:p text:style-name="P10"><text:span text:style-name="T14"><text:tab/> </text:span><text:a xlink:type="simple" xlink:href="https://www.npmjs.com/package/random" text:style-name="Internet_20_link" text:visited-style-name="Visited_20_Internet_20_Link"><text:span text:style-name="T14">https://www.npmjs.com/package/random</text:span></text:a></text:p>
      <text:p text:style-name="P10"><text:span text:style-name="T1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2T12:57:16.722277524</meta:creation-date>
    <dc:date>2023-01-12T14:38:55.944622849</dc:date>
    <meta:editing-duration>PT9M4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3" meta:paragraph-count="21" meta:word-count="333" meta:character-count="2179" meta:non-whitespace-character-count="1851"/>
  </office:meta>
</office:document-meta>
</file>